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/>
    </style:style>
    <style:style style:name="P9" style:family="paragraph" style:parent-style-name="Text_20_body">
      <style:text-properties officeooo:rsid="000b60c7" officeooo:paragraph-rsid="000b60c7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Titulo" style:master-page-name="Standard">
      <style:paragraph-properties style:page-number="auto"/>
    </style:style>
    <style:style style:name="P18" style:family="paragraph" style:parent-style-name="Standard" style:master-page-name="First_20_Page">
      <style:paragraph-properties style:page-number="auto"/>
    </style:style>
    <style:style style:name="P19" style:family="paragraph" style:parent-style-name="Standard" style:master-page-name="Index">
      <style:paragraph-properties style:page-number="auto"/>
    </style:style>
    <style:style style:name="P20" style:family="paragraph" style:parent-style-name="Heading_20_1">
      <style:text-properties officeooo:rsid="0000a630" officeooo:paragraph-rsid="0000a630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rsid="00093a68" officeooo:paragraph-rsid="00093a68"/>
    </style:style>
    <style:style style:name="P23" style:family="paragraph" style:parent-style-name="Text_20_body" style:list-style-name="L2">
      <style:text-properties officeooo:rsid="00093a68" officeooo:paragraph-rsid="00093a68"/>
    </style:style>
    <style:style style:name="P24" style:family="paragraph" style:parent-style-name="Text_20_body" style:list-style-name="L1">
      <style:text-properties officeooo:rsid="000f5f37" officeooo:paragraph-rsid="000f5f37"/>
    </style:style>
    <style:style style:name="P25" style:family="paragraph" style:parent-style-name="Text_20_body" style:list-style-name="L2">
      <style:text-properties officeooo:rsid="000b60c7" officeooo:paragraph-rsid="000b60c7"/>
    </style:style>
    <style:style style:name="P26" style:family="paragraph" style:parent-style-name="Text_20_body" style:list-style-name="L3">
      <style:text-properties officeooo:rsid="000b60c7" officeooo:paragraph-rsid="000b60c7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" fo:font-size="12pt" style:font-size-asian="12pt" style:font-size-complex="12pt"/>
    </style:style>
    <style:style style:name="T8" style:family="text">
      <style:text-properties style:font-name="Calibri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93a68"/>
    </style:style>
    <style:style style:name="T12" style:family="text">
      <style:text-properties officeooo:rsid="000b60c7"/>
    </style:style>
    <style:style style:name="T13" style:family="text">
      <style:text-properties officeooo:rsid="000c6ff8"/>
    </style:style>
    <style:style style:name="T14" style:family="text">
      <style:text-properties officeooo:rsid="000e4504"/>
    </style:style>
    <style:style style:name="T15" style:family="text">
      <style:text-properties officeooo:rsid="00110bef"/>
    </style:style>
    <style:style style:name="T16" style:family="text">
      <style:text-properties officeooo:rsid="00148a52"/>
    </style:style>
    <style:style style:name="T17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18" style:family="text">
      <style:text-properties fo:text-transform="uppercase" fo:color="#336633" style:font-name="Calibri" fo:font-size="24pt" fo:font-weight="bold" officeooo:rsid="00148a52" style:font-size-asian="24pt" style:font-weight-asian="bold" style:font-size-complex="24pt" style:font-weight-complex="bold"/>
    </style:style>
    <style:style style:name="T19" style:family="text">
      <style:text-properties fo:text-transform="uppercase" fo:color="#336633" style:font-name="Calibri" fo:font-size="24pt" fo:font-weight="bold" officeooo:rsid="0000a630" style:font-size-asian="24pt" style:font-weight-asian="bold" style:font-size-complex="24pt" style:font-weight-complex="bold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2" text:name="NumeroTema"/>
        <text:user-field-decl office:value-type="string" office:string-value="Sintáxis Javascript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8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><text:span text:style-name="T19">U</text:span><text:span text:style-name="T18">D 02</text:span><text:span text:style-name="T17">.</text:span></text:p>
      <text:p text:style-name="P5"><text:user-field-get text:name="Tema">Sintáxis Javascript</text:user-field-get></text:p>
      <text:p text:style-name="P6"><text:span text:style-name="T13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6">9</text:span>/20<text:span text:style-name="T16">20</text:span></text:p>
      <text:p text:style-name="P14"><text:tab/><text:tab/><text:tab/><text:tab/><text:tab/><text:tab/><text:tab/><text:tab/><text:tab/><text:tab/>Versión:<text:date style:data-style-name="N104" text:date-value="2019-09-11T09:58:04.529836778">190911</text:date>.<text:time style:data-style-name="N105" text:time-value="2019-09-11T09:58:04.529980109">0957</text:time></text:p>
      <text:p text:style-name="P3"/>
      <text:p text:style-name="Standard"/>
      <text:p text:style-name="Standard"/>
      <text:p text:style-name="Standard"/>
      <text:p text:style-name="P19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 Fechas<text:tab/>3</text:p>
          <text:p text:style-name="P16">2. Conocimientos previos<text:tab/>3</text:p>
          <text:p text:style-name="P16">3. Objetivos<text:tab/>3</text:p>
          <text:p text:style-name="P16">4. Contenidos<text:tab/>3</text:p>
          <text:p text:style-name="P16">5. Actividades<text:tab/>4</text:p>
          <text:p text:style-name="P16">6. Recomendaciones<text:tab/>4</text:p>
        </text:index-body>
      </text:table-of-content>
      <text:p text:style-name="Standard"/>
      <text:p text:style-name="P17">UD0<text:user-field-get text:name="NumeroTema">2</text:user-field-get>. <text:user-field-get text:name="Tema">Sintáxis Javascript</text:user-field-get></text:p>
      <text:h text:style-name="P20" text:outline-level="1">Fecha<text:span text:style-name="T10">s</text:span></text:h>
      <text:p text:style-name="Text_20_body"><text:span text:style-name="T9">Desde</text:span> <text:span text:style-name="T15">16</text:span>/<text:span text:style-name="T15">09</text:span>/201<text:span text:style-name="T16">9</text:span> <text:span text:style-name="T14">al</text:span> <text:span text:style-name="T16">29</text:span>/<text:span text:style-name="T15">09</text:span>/201<text:span text:style-name="T16">9</text:span>. <text:span text:style-name="T9">La duración de la unidad es de 2 semanas (14 horas)</text:span>.</text:p>
      <text:h text:style-name="P20" text:outline-level="1">Conocimientos previos</text:h>
      <text:list xml:id="list2021469967" text:style-name="L1">
        <text:list-item>
          <text:p text:style-name="P21"><text:span text:style-name="T9">Uso básico de sistemas operativos</text:span>.</text:p>
        </text:list-item>
        <text:list-item>
          <text:p text:style-name="P21"><text:span text:style-name="T9">Conocimientos generales del uso de entornos de desarrollo</text:span>.</text:p>
        </text:list-item>
        <text:list-item>
          <text:p text:style-name="P22">Conocimientos básicos de HTML.</text:p>
        </text:list-item>
        <text:list-item>
          <text:p text:style-name="P24">¡¡¡ Conocimientos de programación imprescindibles !!!</text:p>
        </text:list-item>
      </text:list>
      <text:h text:style-name="P20" text:outline-level="1">Objetivos</text:h>
      <text:list xml:id="list2605344950" text:style-name="L2">
        <text:list-item>
          <text:p text:style-name="P23">Conocer el funcionamiento bási<text:span text:style-name="T12">co de Javascript</text:span>.</text:p>
        </text:list-item>
        <text:list-item>
          <text:p text:style-name="P25">Ser capaz de ampliar el conjunto de instrucciones usadas mediante la visualización de ejemplos de código.</text:p>
        </text:list-item>
        <text:list-item>
          <text:p text:style-name="P25">Ser capaz de investigar en manuales o Internet para ampliar la base de instrucciones dada en el tema.<text:span text:style-name="T11"> </text:span></text:p>
        </text:list-item>
      </text:list>
      <text:h text:style-name="P20" text:outline-level="1">Contenidos</text:h>
      <text:list xml:id="list70636106" text:style-name="L3">
        <text:list-item>
          <text:p text:style-name="P26">Introducción.</text:p>
        </text:list-item>
        <text:list-item>
          <text:p text:style-name="P26">Variables.</text:p>
        </text:list-item>
        <text:list-item>
          <text:p text:style-name="P26">Lectura de teclado y escritura por pantalla.</text:p>
        </text:list-item>
        <text:list-item>
          <text:p text:style-name="P26">Operadores.</text:p>
        </text:list-item>
        <text:list-item>
          <text:p text:style-name="P26">Estructuras de control y bucles.</text:p>
        </text:list-item>
        <text:list-item>
          <text:p text:style-name="P26">Funciones.</text:p>
        </text:list-item>
        <text:list-item>
          <text:p text:style-name="P26">Variables locales y globales.</text:p>
        </text:list-item>
        <text:list-item>
          <text:p text:style-name="P26">Cambiar dinámicamente propiedades de objetos.</text:p>
        </text:list-item>
      </text:list>
      <text:h text:style-name="P20" text:outline-level="1">Actividades</text:h>
      <text:p text:style-name="Text_20_body"><text:span text:style-name="T9">Es muy importante leer los apuntes y realizar los ejercicios. Los ejercicios de esta unidad no son evaluables, pero son base para la realización de actividades en las próximas unidades didácticas</text:span>.</text:p>
      <text:h text:style-name="P20" text:outline-level="1"><text:soft-page-break/>Recomendaciones</text:h>
      <text:p text:style-name="P9">Es recomendable tener a mano la <text:span text:style-name="T13">guía</text:span> de referencia de Javascript.</text:p>
      <text:p text:style-name="P8">Es necesario acudir a las TC con los conceptos principales estudiados <text:span text:style-name="T12">y con los ejercicios propuestos intentados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2" text:name="NumeroTema"/>
          <text:user-field-decl office:value-type="string" office:string-value="Sintáxis Javascrip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2</text:user-field-get></text:span><text:span text:style-name="MT1">. </text:span><text:span text:style-name="MT1"><text:user-field-get text:name="Tema">Sintáxis Javascript</text:user-field-get></text:span></text:p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2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T19H40M11S</meta:editing-duration>
    <meta:editing-cycles>26</meta:editing-cycles>
    <meta:generator>LibreOffice/6.3.1.2$Linux_X86_64 LibreOffice_project/30$Build-2</meta:generator>
    <dc:title>Plantilla CEED</dc:title>
    <dc:date>2019-09-11T09:58:04.405455901</dc:date>
    <meta:print-date>2016-09-19T01:24:23.102000000</meta:print-date>
    <meta:document-statistic meta:table-count="0" meta:image-count="1" meta:object-count="0" meta:page-count="4" meta:paragraph-count="53" meta:word-count="321" meta:character-count="2073" meta:non-whitespace-character-count="1806"/>
    <meta:template xlink:type="simple" xlink:actuate="onRequest" xlink:title="Plantilla CEED" xlink:href="../../.config/libreoffice/4/user/template/Plantilla%20CEED.ott" meta:date="2016-09-15T13:17:11.020000000"/>
  </office:meta>
</office:document-meta>
</file>